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32549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8faadc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8faa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: Rounded Corners 3" draw:style-name="gr1" draw:text-style-name="P2" draw:layer="layout" svg:width="8.751cm" svg:height="6.708cm" svg:x="4.031cm" svg:y="4.804cm">
          <text:p text:style-name="P1"><text:span text:style-name="T1">Blue, Accent 1, Lighter 40%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miklos</meta:initial-creator>
    <dc:creator>vmiklos</dc:creator>
    <meta:editing-cycles>1</meta:editing-cycles>
    <meta:creation-date>2021-11-22T13:38:23</meta:creation-date>
    <dc:date>2021-11-22T13:38:35</dc:date>
    <meta:editing-duration>P0D</meta:editing-duration>
    <meta:generator>LibreOfficeDev/7.4.0.0.alpha0$Linux_X86_64 LibreOffice_project/dd4a4b340f9e450c477e89a1e91f60274aea897a</meta:generator>
    <meta:document-statistic meta:object-count="23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